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imes" svg:font-family="Times"/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fo:color="#000000" style:font-name="Helvetica" fo:font-size="10pt" officeooo:rsid="001fee0e" officeooo:paragraph-rsid="0029c498" fo:background-color="#ffffff" style:font-size-asian="10pt" style:font-name-complex="Helvetica1" style:font-size-complex="10pt"/>
    </style:style>
    <style:style style:name="P2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fo:color="#000000" style:font-name="Helvetica" fo:font-size="10pt" officeooo:rsid="0029c498" officeooo:paragraph-rsid="0029c498" fo:background-color="#ffffff" style:font-size-asian="10pt" style:font-name-complex="Helvetica1" style:font-size-complex="10pt"/>
    </style:style>
    <style:style style:name="P3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fo:color="#000000" style:font-name="Helvetica" fo:font-size="10pt" officeooo:rsid="002c9bdf" officeooo:paragraph-rsid="002c9bdf" fo:background-color="#ffffff" style:font-size-asian="10pt" style:font-name-complex="Helvetica1" style:font-size-complex="10pt"/>
    </style:style>
    <style:style style:name="P4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fo:color="#000000" style:font-name="Helvetica" fo:font-size="10pt" officeooo:rsid="002cd696" officeooo:paragraph-rsid="002e46f9" fo:background-color="#ffffff" style:font-size-asian="10pt" style:font-name-complex="Helvetica1" style:font-size-complex="10pt"/>
    </style:style>
    <style:style style:name="P5" style:family="paragraph" style:parent-style-name="Frame_20_contents">
      <style:paragraph-properties fo:margin-top="0in" fo:margin-bottom="0in" loext:contextual-spacing="false" fo:line-height="100%" fo:text-align="center" style:justify-single-word="false"/>
    </style:style>
    <style:style style:name="P6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officeooo:paragraph-rsid="00200a6f"/>
    </style:style>
    <style:style style:name="P7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officeooo:paragraph-rsid="0024e959"/>
    </style:style>
    <style:style style:name="P8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officeooo:paragraph-rsid="0023c77d"/>
    </style:style>
    <style:style style:name="P9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officeooo:paragraph-rsid="00201b70"/>
    </style:style>
    <style:style style:name="P10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officeooo:paragraph-rsid="00221966"/>
    </style:style>
    <style:style style:name="P11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officeooo:paragraph-rsid="0025655f"/>
    </style:style>
    <style:style style:name="P12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officeooo:paragraph-rsid="0025fcee"/>
    </style:style>
    <style:style style:name="P13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officeooo:paragraph-rsid="002778b2"/>
    </style:style>
    <style:style style:name="P14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officeooo:paragraph-rsid="001fee0e"/>
    </style:style>
    <style:style style:name="P15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officeooo:rsid="002c9bdf" officeooo:paragraph-rsid="002c9bdf"/>
    </style:style>
    <style:style style:name="P16" style:family="paragraph" style:parent-style-name="Frame_20_contents">
      <style:paragraph-properties fo:margin-top="0in" fo:margin-bottom="0in" loext:contextual-spacing="false" fo:line-height="100%" fo:text-align="center" style:justify-single-word="false"/>
      <style:text-properties officeooo:rsid="002f1b44" officeooo:paragraph-rsid="002f1b44"/>
    </style:style>
    <style:style style:name="P17" style:family="paragraph" style:parent-style-name="Standard" style:master-page-name="Standard">
      <style:paragraph-properties style:page-number="auto"/>
    </style:style>
    <style:style style:name="P18" style:family="paragraph">
      <loext:graphic-properties draw:fill="none"/>
      <style:paragraph-properties fo:text-align="start"/>
      <style:text-properties fo:color="#ffffff" fo:font-size="18pt"/>
    </style:style>
    <style:style style:name="T1" style:family="text">
      <style:text-properties fo:color="#000000" style:font-name="Helvetica" fo:font-size="10pt" fo:background-color="#ffffff" loext:char-shading-value="0" style:font-size-asian="10pt" style:font-name-complex="Helvetica1" style:font-size-complex="10pt"/>
    </style:style>
    <style:style style:name="T2" style:family="text">
      <style:text-properties fo:color="#000000" style:font-name="Helvetica" fo:font-size="10pt" officeooo:rsid="0024e959" fo:background-color="#ffffff" loext:char-shading-value="0" style:font-size-asian="10pt" style:font-name-complex="Helvetica1" style:font-size-complex="10pt"/>
    </style:style>
    <style:style style:name="T3" style:family="text">
      <style:text-properties fo:color="#000000" style:font-name="Helvetica" fo:font-size="10pt" officeooo:rsid="0023c77d" fo:background-color="#ffffff" loext:char-shading-value="0" style:font-size-asian="10pt" style:font-name-complex="Helvetica1" style:font-size-complex="10pt"/>
    </style:style>
    <style:style style:name="T4" style:family="text">
      <style:text-properties fo:color="#000000" style:font-name="Helvetica" fo:font-size="10pt" officeooo:rsid="00201b70" fo:background-color="#ffffff" loext:char-shading-value="0" style:font-size-asian="10pt" style:font-name-complex="Helvetica1" style:font-size-complex="10pt"/>
    </style:style>
    <style:style style:name="T5" style:family="text">
      <style:text-properties fo:color="#000000" style:font-name="Helvetica" fo:font-size="10pt" officeooo:rsid="00200a6f" fo:background-color="#ffffff" loext:char-shading-value="0" style:font-size-asian="10pt" style:font-name-complex="Helvetica1" style:font-size-complex="10pt"/>
    </style:style>
    <style:style style:name="T6" style:family="text">
      <style:text-properties fo:color="#000000" style:font-name="Helvetica" fo:font-size="10pt" officeooo:rsid="00221966" fo:background-color="#ffffff" loext:char-shading-value="0" style:font-size-asian="10pt" style:font-name-complex="Helvetica1" style:font-size-complex="10pt"/>
    </style:style>
    <style:style style:name="T7" style:family="text">
      <style:text-properties fo:color="#000000" style:font-name="Helvetica" fo:font-size="10pt" officeooo:rsid="0025655f" fo:background-color="#ffffff" loext:char-shading-value="0" style:font-size-asian="10pt" style:font-name-complex="Helvetica1" style:font-size-complex="10pt"/>
    </style:style>
    <style:style style:name="T8" style:family="text">
      <style:text-properties fo:color="#000000" style:font-name="Helvetica" fo:font-size="10pt" officeooo:rsid="0025fcee" fo:background-color="#ffffff" loext:char-shading-value="0" style:font-size-asian="10pt" style:font-name-complex="Helvetica1" style:font-size-complex="10pt"/>
    </style:style>
    <style:style style:name="T9" style:family="text">
      <style:text-properties fo:color="#000000" style:font-name="Helvetica" fo:font-size="10pt" officeooo:rsid="002778b2" fo:background-color="#ffffff" loext:char-shading-value="0" style:font-size-asian="10pt" style:font-name-complex="Helvetica1" style:font-size-complex="10pt"/>
    </style:style>
    <style:style style:name="T10" style:family="text">
      <style:text-properties fo:color="#000000" style:font-name="Helvetica" fo:font-size="10pt" officeooo:rsid="001fee0e" fo:background-color="#ffffff" loext:char-shading-value="0" style:font-size-asian="10pt" style:font-name-complex="Helvetica1" style:font-size-complex="10pt"/>
    </style:style>
    <style:style style:name="T11" style:family="text">
      <style:text-properties fo:font-variant="normal" fo:text-transform="none" fo:color="#000000" style:font-name="Helvetica" fo:font-size="10pt" fo:letter-spacing="normal" fo:font-style="normal" fo:font-weight="normal" fo:background-color="#ffffff" loext:char-shading-value="0" style:font-size-asian="10pt" style:font-name-complex="Helvetica1" style:font-size-complex="10pt"/>
    </style:style>
    <style:style style:name="T12" style:family="text">
      <style:text-properties fo:font-variant="normal" fo:text-transform="none" fo:color="#000000" style:font-name="Helvetica" fo:font-size="10pt" fo:letter-spacing="normal" fo:font-style="normal" fo:font-weight="normal" officeooo:rsid="00284599" fo:background-color="#ffffff" loext:char-shading-value="0" style:font-size-asian="10pt" style:font-name-complex="Helvetica1" style:font-size-complex="10pt"/>
    </style:style>
    <style:style style:name="T13" style:family="text">
      <style:text-properties officeooo:rsid="001fee0e"/>
    </style:style>
    <style:style style:name="T14" style:family="text">
      <style:text-properties officeooo:rsid="0029c498"/>
    </style:style>
    <style:style style:name="T15" style:family="text">
      <style:text-properties officeooo:rsid="002e46f9"/>
    </style:style>
    <style:style style:name="gr1" style:family="graphic" style:parent-style-name="Frame">
      <style:graphic-properties draw:stroke="none" svg:stroke-width="0.0035in" draw:stroke-linejoin="miter" svg:stroke-linecap="butt" draw:fill="none" draw:textarea-vertical-align="middle" draw:auto-grow-height="false" fo:min-height="0.6016in" fo:min-width="1.7689in" fo:padding-top="0.05in" fo:padding-bottom="0.05in" fo:padding-left="0.1in" fo:padding-right="0.1in" fo:wrap-option="wrap" fo:margin-left="0in" fo:margin-right="0in" fo:margin-top="0in" fo:margin-bottom="0.0075in" style:run-through="foreground" style:wrap="run-through" style:number-wrapped-paragraphs="no-limit" style:vertical-pos="from-top" style:vertical-rel="page-content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custom-shape text:anchor-type="paragraph" draw:z-index="2" draw:name="Rectangle 79" draw:style-name="gr1" draw:text-style-name="P18" svg:width="1.9685in" svg:height="0.7012in" svg:x="1.9835in" svg:y="0.011in"><text:p text:style-name="P6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Rectangle 80" draw:style-name="gr1" draw:text-style-name="P18" svg:width="1.9685in" svg:height="0.7012in" svg:x="1.9835in" svg:y="6.6953in"><text:p text:style-name="P7"><text:span text:style-name="T2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Rectangle 82" draw:style-name="gr1" draw:text-style-name="P18" svg:width="1.9685in" svg:height="0.7012in" svg:x="1.9835in" svg:y="5.9484in"><text:p text:style-name="P7"><text:span text:style-name="T2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Rectangle 84" draw:style-name="gr1" draw:text-style-name="P18" svg:width="1.9685in" svg:height="0.7012in" svg:x="1.9835in" svg:y="5.2071in"><text:p text:style-name="P8"><text:span text:style-name="T3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Rectangle 86" draw:style-name="gr1" draw:text-style-name="P18" svg:width="1.9685in" svg:height="0.7012in" svg:x="1.9835in" svg:y="4.4634in"><text:p text:style-name="P9"><text:span text:style-name="T4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Rectangle 88" draw:style-name="gr1" draw:text-style-name="P18" svg:width="1.9685in" svg:height="0.7012in" svg:x="1.9835in" svg:y="3.7209in"><text:p text:style-name="P6"><text:span text:style-name="T5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8" draw:name="Rectangle 90" draw:style-name="gr1" draw:text-style-name="P18" svg:width="1.9685in" svg:height="0.7012in" svg:x="1.9835in" svg:y="2.9807in"><text:p text:style-name="P6"><text:span text:style-name="T5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0" draw:name="Rectangle 92" draw:style-name="gr1" draw:text-style-name="P18" svg:width="1.9685in" svg:height="0.7012in" svg:x="1.9835in" svg:y="2.2398in"><text:p text:style-name="P6"><text:span text:style-name="T5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1" draw:name="Rectangle 94" draw:style-name="gr1" draw:text-style-name="P18" svg:width="1.9685in" svg:height="0.7012in" svg:x="1.9835in" svg:y="1.4972in"><text:p text:style-name="P6"><text:span text:style-name="T5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2" draw:name="Rectangle 96" draw:style-name="gr1" draw:text-style-name="P18" svg:width="1.9685in" svg:height="0.7012in" svg:x="1.9862in" svg:y="0.7528in"><text:p text:style-name="P6"><text:span text:style-name="T5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3" draw:name="Rectangle 77" draw:style-name="gr1" draw:text-style-name="P18" svg:width="1.9685in" svg:height="0.7012in" svg:x="3.978in" svg:y="0.7535in"><text:p text:style-name="P10"><text:span text:style-name="T6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4" draw:name="Rectangle 75" draw:style-name="gr1" draw:text-style-name="P18" svg:width="1.9685in" svg:height="0.7012in" svg:x="3.9752in" svg:y="1.498in"><text:p text:style-name="P10"><text:span text:style-name="T6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5" draw:name="Rectangle 73" draw:style-name="gr1" draw:text-style-name="P18" svg:width="1.9685in" svg:height="0.7012in" svg:x="3.9752in" svg:y="2.2402in"><text:p text:style-name="P11"><text:span text:style-name="T7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6" draw:name="Rectangle 71" draw:style-name="gr1" draw:text-style-name="P18" svg:width="1.9685in" svg:height="0.7012in" svg:x="3.9752in" svg:y="2.9811in"><text:p text:style-name="P12"><text:span text:style-name="T8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7" draw:name="Rectangle 69" draw:style-name="gr1" draw:text-style-name="P18" svg:width="1.9685in" svg:height="0.7012in" svg:x="3.9752in" svg:y="3.7217in"><text:p text:style-name="P12"><text:span text:style-name="T8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Rectangle 67" draw:style-name="gr1" draw:text-style-name="P18" svg:width="1.9685in" svg:height="0.7012in" svg:x="3.9752in" svg:y="4.4638in"><text:p text:style-name="P12"><text:span text:style-name="T8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8" draw:name="Rectangle 65" draw:style-name="gr1" draw:text-style-name="P18" svg:width="1.9685in" svg:height="0.7012in" svg:x="3.9752in" svg:y="5.2075in"><text:p text:style-name="P12"><text:span text:style-name="T8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9" draw:name="Rectangle 63" draw:style-name="gr1" draw:text-style-name="P18" svg:width="1.9685in" svg:height="0.7012in" svg:x="3.9752in" svg:y="5.9492in"><text:p text:style-name="P13"><text:span text:style-name="T9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Rectangle 61" draw:style-name="gr1" draw:text-style-name="P18" svg:width="1.9685in" svg:height="0.7012in" svg:x="3.9752in" svg:y="6.6957in"><text:p text:style-name="P5"><text:span text:style-name="T12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Rectangle 60" draw:style-name="gr1" draw:text-style-name="P18" svg:width="1.9685in" svg:height="0.7012in" svg:x="3.9752in" svg:y="0.0118in"><text:p text:style-name="P10"><text:span text:style-name="T6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Rectangle 1" draw:style-name="gr1" draw:text-style-name="P18" svg:width="1.9685in" svg:height="0.7012in" svg:x="-0.0035in" svg:y="0.011in"><text:p text:style-name="P2">Godok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Rectangle 18" draw:style-name="gr1" draw:text-style-name="P18" svg:width="1.9685in" svg:height="0.7012in" svg:x="-0.0035in" svg:y="1.4972in"><text:p text:style-name="P1">W<text:span text:style-name="T14">eleh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Rectangle 20" draw:style-name="gr1" draw:text-style-name="P18" svg:width="1.9685in" svg:height="0.7012in" svg:x="-0.0008in" svg:y="0.7528in"><text:p text:style-name="P1">D<text:span text:style-name="T14">opi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Rectangle 16" draw:style-name="gr1" draw:text-style-name="P18" svg:width="1.9685in" svg:height="0.7012in" svg:x="-0.0035in" svg:y="2.2398in"><text:p text:style-name="P3">Mumun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Rectangle 14" draw:style-name="gr1" draw:text-style-name="P18" svg:width="1.9685in" svg:height="0.7012in" svg:x="-0.0035in" svg:y="2.9807in"><text:p text:style-name="P4">S<text:span text:style-name="T15">utoyo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Rectangle 12" draw:style-name="gr1" draw:text-style-name="P18" svg:width="1.9685in" svg:height="0.7012in" svg:x="-0.0035in" svg:y="3.7209in"><text:p text:style-name="P16"><text:span text:style-name="T10">S</text:span><text:span text:style-name="T1">elo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9" draw:name="Rectangle 10" draw:style-name="gr1" draw:text-style-name="P18" svg:width="1.9685in" svg:height="0.7012in" svg:x="-0.0035in" svg:y="4.4634in"><text:p text:style-name="P14"><text:span text:style-name="T10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Rectangle 8" draw:style-name="gr1" draw:text-style-name="P18" svg:width="1.9685in" svg:height="0.7012in" svg:x="-0.0035in" svg:y="5.2071in"><text:p text:style-name="P14"><text:span text:style-name="T10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Rectangle 6" draw:style-name="gr1" draw:text-style-name="P18" svg:width="1.9685in" svg:height="0.7012in" svg:x="-0.0035in" svg:y="5.9484in"><text:p text:style-name="P14"><text:span text:style-name="T10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Rectangle 4" draw:style-name="gr1" draw:text-style-name="P18" svg:width="1.9685in" svg:height="0.7012in" svg:x="-0.0035in" svg:y="6.6953in"><text:p text:style-name="P15"><text:span text:style-name="T10"/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imes" svg:font-family="Times"/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D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ID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6.1035in" fo:page-height="7.639in" style:num-format="1" style:print-orientation="portrait" fo:margin-top="0.1181in" fo:margin-bottom="0.1181in" fo:margin-left="0.0783in" fo:margin-right="0.0783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Dyah Utari Hastrarini</meta:initial-creator>
    <meta:editing-cycles>22</meta:editing-cycles>
    <meta:print-date>2019-11-16T16:15:00</meta:print-date>
    <meta:creation-date>2019-11-16T15:13:00</meta:creation-date>
    <dc:date>2019-11-24T16:34:46.032895674</dc:date>
    <meta:editing-duration>PT1H20M54S</meta:editing-duration>
    <meta:generator>LibreOffice/6.3.3.2$MacOSX_X86_64 LibreOffice_project/a64200df03143b798afd1ec74a12ab50359878ed</meta:generator>
    <meta:document-statistic meta:table-count="0" meta:image-count="0" meta:object-count="0" meta:page-count="1" meta:paragraph-count="6" meta:word-count="6" meta:character-count="29" meta:non-whitespace-character-count="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